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0066cc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row table:style-name="ro1" table:number-rows-repeated="4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/>
        </table:table-row>
        <table:table-row table:style-name="ro1" table:visibility="filter">
          <table:table-cell table:number-columns-repeated="4"/>
          <table:table-cell table:number-columns-repeated="2"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 table:visibility="filter">
          <table:table-cell table:number-columns-repeated="4"/>
          <table:table-cell table:number-columns-repeated="2" office:value-type="string">
            <text:p>a</text:p>
          </table:table-cell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style-name="ce3"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office:value-type="string">
            <text:p>a</text:p>
          </table:table-cell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</table:table-row>
        <table:table-row table:style-name="ro1" table:visibility="filter">
          <table:table-cell table:number-columns-repeated="4"/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 table:visibility="filter">
          <table:table-cell table:number-columns-repeated="4"/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</table:table-row>
        <table:table-row table:style-name="ro1" table:visibility="filter">
          <table:table-cell table:number-columns-repeated="4"/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table:style-name="ce3" office:value-type="string">
            <text:p>b</text:p>
          </table:table-cell>
          <table:table-cell office:value-type="string">
            <text:p>a</text:p>
          </table:table-cell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office:value-type="string">
            <text:p>a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</table:table-row>
        <table:table-row table:style-name="ro1" table:visibility="filter">
          <table:table-cell table:number-columns-repeated="4"/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 table:visibility="filter">
          <table:table-cell table:number-columns-repeated="4"/>
          <table:table-cell table:style-name="ce4" office:value-type="string">
            <text:p>b</text:p>
          </table:table-cell>
          <table:table-cell office:value-type="string">
            <text:p>a</text:p>
          </table:table-cell>
          <table:table-cell table:style-name="ce1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 table:visibility="filter">
          <table:table-cell table:number-columns-repeated="4"/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</table:table-row>
        <table:table-row table:style-name="ro1" table:visibility="filter">
          <table:table-cell table:number-columns-repeated="4"/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E5:Sheet1.I29" table:display-filter-buttons="true">
          <table:filter>
            <table:filter-condition table:field-number="4" table:value="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4/14/2018</text:date>, <text:time>11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56:53.63</meta:creation-date>
    <dc:date>2018-04-14T11:46:23.54</dc:date>
    <meta:editing-duration>PT3M33S</meta:editing-duration>
    <meta:editing-cycles>1</meta:editing-cycles>
    <meta:document-statistic meta:table-count="3" meta:cell-count="120" meta:object-count="0"/>
    <meta:generator>OpenOffice/4.1.5$Win32 OpenOffice.org_project/415m1$Build-9789</meta:generator>
  </office:meta>
</office:document-meta>
</file>